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dProxyAutowireTests.testScopedProxyInheritsAutowireCandidateFal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copedProxyAutowireTests.testScopedProxyReplacesAutowireCandidateTr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TestBean.getCh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Bean.setChild( TestBean chi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